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041" officeooo:paragraph-rsid="000ffc3f"/>
    </style:style>
    <style:style style:name="P2" style:family="paragraph" style:parent-style-name="Standard">
      <style:text-properties officeooo:rsid="0003e2e8" officeooo:paragraph-rsid="000ffc3f"/>
    </style:style>
    <style:style style:name="P3" style:family="paragraph" style:parent-style-name="Standard">
      <style:text-properties officeooo:paragraph-rsid="000ffc3f"/>
    </style:style>
    <style:style style:name="P4" style:family="paragraph" style:parent-style-name="Standard">
      <style:text-properties officeooo:rsid="000034ea" officeooo:paragraph-rsid="000ffc3f"/>
    </style:style>
    <style:style style:name="P5" style:family="paragraph" style:parent-style-name="Standard">
      <style:text-properties officeooo:rsid="0000f7cf" officeooo:paragraph-rsid="000ffc3f"/>
    </style:style>
    <style:style style:name="P6" style:family="paragraph" style:parent-style-name="Standard">
      <style:text-properties officeooo:rsid="0002f5f2" officeooo:paragraph-rsid="000ffc3f"/>
    </style:style>
    <style:style style:name="P7" style:family="paragraph" style:parent-style-name="Standard">
      <style:text-properties officeooo:rsid="001008fc" officeooo:paragraph-rsid="001008fc"/>
    </style:style>
    <style:style style:name="P8" style:family="paragraph" style:parent-style-name="Standard" style:list-style-name="L1">
      <style:text-properties officeooo:paragraph-rsid="000ffc3f"/>
    </style:style>
    <style:style style:name="P9" style:family="paragraph" style:parent-style-name="Standard" style:list-style-name="L1">
      <style:text-properties officeooo:rsid="00044411" officeooo:paragraph-rsid="000ffc3f"/>
    </style:style>
    <style:style style:name="P10" style:family="paragraph" style:parent-style-name="Standard">
      <style:text-properties officeooo:paragraph-rsid="0012158a"/>
    </style:style>
    <style:style style:name="T1" style:family="text">
      <style:text-properties officeooo:rsid="0003e2e8"/>
    </style:style>
    <style:style style:name="T2" style:family="text">
      <style:text-properties officeooo:rsid="00044411"/>
    </style:style>
    <style:style style:name="T3" style:family="text">
      <style:text-properties officeooo:rsid="0002f5f2"/>
    </style:style>
    <style:style style:name="T4" style:family="text">
      <style:text-properties officeooo:rsid="001008fc"/>
    </style:style>
    <style:style style:name="T5" style:family="text">
      <style:text-properties officeooo:rsid="001215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Salwa and Michelle</text:span>,</text:p>
      <text:p text:style-name="P2"/>
      <text:p text:style-name="P10"><text:span text:style-name="T1">Hi. <text:s/>I’m a web/app developer, and have been led to create something for kids in the area of literacy. <text:s/>I currently attend Mile Hi, after years at Agape in LA. <text:s text:c="3"/>I believe we could use this technology to help kids learn at their own speed, and to enhance your programs. <text:s/></text:span></text:p>
      <text:p text:style-name="P10"><text:a xlink:type="simple" xlink:href="https://playitagainkid.com/" text:style-name="Internet_20_link" text:visited-style-name="Visited_20_Internet_20_Link"/></text:p>
      <text:p text:style-name="P10"><text:a xlink:type="simple" xlink:href="https://playitagainkid.com/" text:style-name="Internet_20_link" text:visited-style-name="Visited_20_Internet_20_Link"><text:span text:style-name="T1">https://PlayItAgainKid.com/</text:span></text:a><text:span text:style-name="T1"> </text:span></text:p>
      <text:p text:style-name="P3"/>
      <text:list xml:id="list3168709308" text:style-name="L1">
        <text:list-item>
          <text:p text:style-name="P8"><text:span text:style-name="T1">At first glance, it helps record parents reading to their kids, so the kids can play back those recordings whenever they want. <text:s/></text:span><text:s text:c="2"/><text:span text:style-name="T4">This applies also to extended families living far away, or parents who are separated or who work in the evenings.</text:span></text:p>
        </text:list-item>
        <text:list-item>
          <text:p text:style-name="P9">It expands to encourage the kids to make their own illustrations and narrations of existing kids books, or of their own stories.</text:p>
        </text:list-item>
        <text:list-item>
          <text:p text:style-name="P9">It also will help in school, to deliver recordings of assignments, for kids who have trouble reading or just learn best from multiple modalities.</text:p>
        </text:list-item>
        <text:list-item>
          <text:p text:style-name="P9">It can also help learn a second language, by enabling recording and repetition of lessons including the student’s own attempts at pronunciation.</text:p>
          <text:p text:style-name="P9"/>
        </text:list-item>
      </text:list>
      <text:p text:style-name="P2"><text:span text:style-name="T4">All my friends and family are older, and we have no preschool age kids running around. <text:s/></text:span>I hope you could either introduce me to someone you already know, or <text:span text:style-name="T2">possibly get involved yourself. <text:s/>I will be the first to admit it needs some tweaking to become easier to use. <text:s/>And some creativity to see how it could help our community.</text:span></text:p>
      <text:p text:style-name="P4"/>
      <text:p text:style-name="P5"><text:a xlink:type="simple" xlink:href="https://playitagainkid.com/" text:style-name="Internet_20_link" text:visited-style-name="Visited_20_Internet_20_Link">https://playitagainkid.com/</text:a> <text:s/><text:span text:style-name="T3">does require you to make a free dropbox (cloud storage) account, where the recordings will be stored. <text:s/>If you want to try it, and have any problems at all, please feel free to call me at any time. <text:s/>949-899-4788. <text:s/>Please text me the phone number if you call, so I know to take it.</text:span></text:p>
      <text:p text:style-name="P6"/>
      <text:p text:style-name="P1">Thanks <text:span text:style-name="T4">in advance for any comments you have</text:span>,</text:p>
      <text:p text:style-name="P1">Jim <text:span text:style-name="T4">Mack</text:span></text:p>
      <text:p text:style-name="P7">Lakewood, 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7:49:22.490000000</meta:creation-date>
    <dc:date>2019-05-15T10:42:31.224000000</dc:date>
    <meta:editing-duration>PT7M3S</meta:editing-duration>
    <meta:editing-cycles>3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2" meta:word-count="295" meta:character-count="1685" meta:non-whitespace-character-count="1388"/>
  </office:meta>
</office:document-meta>
</file>